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automatic-styles>
    <style:style style:name="P1" style:family="paragraph" style:parent-style-name="Standard">
      <style:paragraph-properties fo:text-indent="0.847cm" style:auto-text-indent="false"/>
    </style:style>
    <style:style style:name="P2" style:family="paragraph" style:parent-style-name="Standard">
      <style:paragraph-properties fo:text-indent="0.847cm" style:auto-text-indent="false"/>
      <style:text-properties officeooo:paragraph-rsid="0008e507"/>
    </style:style>
    <style:style style:name="T1" style:family="text">
      <style:text-properties officeooo:rsid="0008e5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y. So today, we're going to take this cheap keyboard from ebay and turn it into a media keyboard for under ten bucks, so you can do some really cool stuff with it, like this. Work. It harder to be better, to live faster makes us stronger more than ever after. Our work is never over. Singer </text:p>
      <text:p text:style-name="P2">So having a media keyboard will let you control digital audio work stations like pro tools, fl Studio <text:span text:style-name="T1">and</text:span> ableton live, as well as connect you to a wide variety of expensive media gear, which I would never get since I was too cheap to get a real media keyboard in the 1st place..All right, so we're going to need an Arduino, and I'm going to be using the Arduino Uno. Will also need cereal to parallel ship registers, resistors, one proto board, one female midiport and one male pinheader. And the tools we're going to need are breadboards, breadboard jumpers, A multimedia will come in handy, and your sovereing tools and wires. OK, so to make this piano prettier, let's crack it open and snip the keyboard wearing right off the board, like so 1st, we're gonna have to figure out the scan matrix of the keyboard. We take our meter and attach to two pins at a time and sweep the keyboard to find our keys. So for this keyboard, we have a 17 pin ribbon, which I concluded to be a six by eleven scan matrix. We don't have enough pins on our Arduino, so we have to combine the eleven pins into three using two shift registers, which means our total input pins will be reduced from 17 to nine. We're going to 1st wire up our shift registers in Africa, here where all the connections need to go. I'm going to start by wiring up the voltage and ground pins like soap. Afterwards, I'm going to bring one of the data pins to the other side so it's easier to work with. Now, we plug in our clock latch and datalines and plug it into the digital pins, eight, nine and ten of our Arduino. Then we wire up the voltage and ground from the Artrino to the board, and we're going to run this bit of test code now, taking our volt meter to measure the output of each of the data pins. We should see zero voltage for pins that were shifting out a zero and positive voltage for pins that were shifting out of one. Once we have a shift register working, we're going to daisy chain Our 2nd one will wire up the voltage and ground just like the 1st one, then hook up the additional data pin of the 1st chip to the data pin of the 2nd chip. Then we'll also need to hook up the latch and clock pins of the two chips. Now, we plug in our clock latch and data lines again in the same way as we did before, and make a small change to our Arduino program to accommodate for the 2nd shift register. We should see the same alternating pattern in our data Pins from this program, throw all Bardade pins. If you're wondering which chip comes 1st. They simply shifted out eight bits of zeroes and eight bits of ones at a time and check which chip is outputting the signal. All right, now we hook up the power to our 2nd board. We're going to extend the 1st eleven of our data pins from the shift registers to the 2nd board, like so then we're going to bring six lines into the digital pins of the Arduino. We'll need to add a ten k home resistor to the ground for each of these lines, so that we have a pulled down resistor configuration. This will guarantee that we have the signal we want when the switches on the keyboard are open. One thing to note is, if the direction of the current doesn't work for your keyboard, we can switch over to a pull up configuration by simply doing the following. 1st, we need to remove the voltage and ground connection to the shift registers. Then we connect our six resistors to positive voltage instead of ground. And we also want to keep the shift registered pins connected just the way they are. This will create a polar configuration, as you see in the diagram on the right. All right, moving on. I've got my keyboard ribbon already labeled and ready to go, and I'm just gonna plug that into place. Now, the last thing we're going to add to our board is the Midt port. We'll have to wire the serial output pin of the port to the serial output of the Arduino, which is pin one on you. Do we know Uno? Then we wire up the ground and voltage pins like so. All right, so now we grab the full code from the description box below. We'll just go through the things we might need to change to get it to work with your specific keyboard. 1st thing at the top you'll want to change numb rows and calls to match the number of rows and columns in your scan matrix. These here are specific media constance and should be left alone. These row input pins should match your row input pin numbers, and any additional row should be added to the bottom of the list. These pin numbers should match the pin numbers connected to the ship registers. These tables keep track of which keys are pressed and what note they map to. So leave that alone. These are predefined <text:soft-page-break/>bits used for the scanning process. To leave that alone too. In the set of function, you want to make sure that the 1st note is the 1st note of your keyboard. You can get that number that corresponds to a note in the media table a link in the description. Again, if you have any additional rows, you'll need to add an extra line here as well. And the same thing here in our scan column function. If you're not using two shift registers, you need to change this function appropriately. But two shift registers should work for most keybids. OK? Now, to test our keyboard, we'll plug in our mediaport to the computer and fire up the media program like Mediox. We'll hit all the keys to make sure we have everything wired up correctly. And if you don't have a meeting port, you can get one of these meeting to USB adaptors for a few bucks. Now that everything's working, we're going to transfer everything from our breadboard to the protoboard and solder in all the connections. </text:p>
      <text:p text:style-name="P1">When we're done, we'll just take our meter and check for any unwanted, loose connections..Now, we're going to plug in our wires into the Arduino, just like the way we had it before, and we're going to use a male pin header here to lock them in place like So I then traced over the shape of the medium port and the USB port onto the keyboard case, and had melted that away with a soldering knife, I added a few popsicle sticks to support your admino in hard, glued it in place, and then the same thing with our proto board, and now we're going to put it back together. So now the only thing left to do is plug this thing in and give it a test. And there you have it. How you can turn a cheap keyboard into a media keyboard for ten bucks. I hope you enjoy the tutorial, and don't forget to like or subscribe, and I'll see you next time, baby.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true" style:font-name-asian="新宋体"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true" style:font-name-asian="新宋体"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8T14:28:07</meta:creation-date>
    <meta:initial-creator>Apache POI</meta:initial-creator>
    <meta:generator>LibreOffice/7.6.0.3$Windows_X86_64 LibreOffice_project/69edd8b8ebc41d00b4de3915dc82f8f0fc3b6265</meta:generator>
    <dc:date>2023-11-18T23:24:51.563000000</dc:date>
    <meta:editing-duration>PT56M35S</meta:editing-duration>
    <meta:editing-cycles>1</meta:editing-cycles>
    <meta:document-statistic meta:table-count="0" meta:image-count="0" meta:object-count="0" meta:page-count="2" meta:paragraph-count="3" meta:word-count="1298" meta:character-count="6763" meta:non-whitespace-character-count="5465"/>
  </office:meta>
</office:document-meta>
</file>